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ffcc00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ffcc00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0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Defused" fo:font-size="150pt" style:font-size-asian="150pt" style:font-size-complex="150pt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ffcc00" style:font-name="Defused" fo:font-size="130pt" fo:font-weight="normal" style:font-size-asian="130pt" style:font-size-complex="130pt" style:font-relief="embossed"/>
    </style:style>
    <style:style style:name="T2" style:family="text">
      <style:text-properties fo:color="#000000" style:font-name="Courier New" fo:font-size="150pt" style:font-size-asian="150pt" style:font-size-complex="15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5.7cm" svg:height="11.4cm" svg:x="1.951cm" svg:y="4.856cm">
            <draw:text-box>
              <text:p text:style-name="P4"/>
            </draw:text-box>
          </draw:frame>
          <draw:line draw:style-name="gr2" draw:text-style-name="P2" draw:layer="layout" svg:x1="17.751cm" svg:y1="17.456cm" svg:x2="28.051cm" svg:y2="7.756cm">
            <text:p/>
          </draw:line>
          <draw:line draw:style-name="gr3" draw:text-style-name="P2" draw:layer="layout" svg:x1="20.151cm" svg:y1="18.056cm" svg:x2="28.251cm" svg:y2="10.556cm">
            <text:p/>
          </draw:line>
          <draw:line draw:style-name="gr3" draw:text-style-name="P2" draw:layer="layout" svg:x1="23.251cm" svg:y1="17.956cm" svg:x2="27.851cm" svg:y2="13.656cm">
            <text:p/>
          </draw:line>
          <draw:custom-shape draw:style-name="gr4" draw:text-style-name="P3" draw:layer="layout" svg:width="16.2cm" svg:height="2.1cm" svg:x="11.551cm" svg:y="16.256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5.8cm" svg:height="6.948cm" svg:x="2.051cm" svg:y="8.156cm">
            <draw:text-box>
              <text:p text:style-name="P4"><text:span text:style-name="T1">u</text:span><text:span text:style-name="T2">Course</text:span></text:p>
            </draw:text-box>
          </draw:frame>
          <draw:custom-shape draw:style-name="gr6" draw:text-style-name="P3" draw:layer="layout" svg:width="1cm" svg:height="9.4cm" svg:x="27.651cm" svg:y="6.85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27.651cm" svg:y1="4.856cm" svg:x2="27.651cm" svg:y2="16.256cm">
            <text:p/>
          </draw:line>
          <draw:line draw:style-name="gr7" draw:text-style-name="P2" draw:layer="layout" svg:x1="1.951cm" svg:y1="16.256cm" svg:x2="27.651cm" svg:y2="16.2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1T14:02:30.547000000</dc:date>
    <meta:editing-duration>PT4M28S</meta:editing-duration>
    <meta:editing-cycles>2</meta:editing-cycles>
    <meta:generator>LibreOffice/4.4.0.3$Windows_x86 LibreOffice_project/de093506bcdc5fafd9023ee680b8c60e3e0645d7</meta:generator>
    <meta:document-statistic meta:object-count="10"/>
  </office:meta>
</office:document-meta>
</file>